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Sguardo generale, perché html5 + Cordova/PhoneGap</text:p>
      <text:p text:style-name="Standard">perché REST</text:p>
      <text:p text:style-name="Standard"/>
      <text:p text:style-name="Standard">2. server, tecnologie usate. Python, Flask, Postgres. Cosa è un ORM. SQLAlchemy. BUG con Flask RESTful =&gt; Flask RESTless</text:p>
      <text:p text:style-name="Standard">sistema a preprocessori e postprocessoir</text:p>
      <text:p text:style-name="Standard">contribuzioni su github</text:p>
      <text:p text:style-name="Standard"/>
      <text:p text:style-name="Standard">3. client: cosa è OSM, OSM vs Google Maps (l'unica mappa libera in grado di contrastare il monopolio Google). jQuery, cosa offre jQuery mobile. perché Leaflet</text:p>
      <text:p text:style-name="Standard"/>
      <text:p text:style-name="Standard">4. opendata, la prima soluzione: GEOjson</text:p>
      <text:p text:style-name="Standard">I dati sul sito http://archeologia.comune.fi.it/ , Emiliano Scampoli</text:p>
      <text:p text:style-name="Standard">la seconda soluzione: WMS e getFeaturesInfo. Dati aggiornati dai loro server!</text:p>
      <text:p text:style-name="Standard"/>
      <text:p text:style-name="Standard">5. Tutto bene, proviamo: Accesa-Control-Allow-Origin. Il finto problema del cross domain, CORS.</text:p>
      <text:p text:style-name="Standard"/>
      <text:p text:style-name="Standard">6. Usability: la funzione "cerca", come far apparire la mappa all'avvio, mappe rumorose?, legenda, pagine separate per login e registrazione, landing page invece che alert</text:p>
      <text:p text:style-name="Standard">stratificare l'informazione, cluster.</text:p>
      <text:p text:style-name="Standard"/>
      <text:p text:style-name="Standard">7. Collaborare sul codice: Git, BitBucket.</text:p>
      <text:p text:style-name="Standard"/>
      <text:p text:style-name="Standard">8. Scegliere il nome, da Indiana Mapps (Pipps!) a archeolof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ilio </meta:initial-creator>
    <meta:creation-date>2014-09-13T12:34:45</meta:creation-date>
    <meta:generator>OpenOffice_Beta/4.1.0$Win32 OpenOffice.org_project/410m14$Build-9760</meta:generator>
    <dc:date>2014-09-14T19:27:04.60</dc:date>
    <meta:editing-duration>PT21M57S</meta:editing-duration>
    <meta:editing-cycles>6</meta:editing-cycles>
    <meta:document-statistic meta:table-count="0" meta:image-count="0" meta:object-count="0" meta:page-count="1" meta:paragraph-count="14" meta:word-count="143" meta:character-count="995"/>
  </office:meta>
</office:document-meta>
</file>